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MessageConverter.toJson( Object payload , Type resolvedType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bMessageConverter.fromJson( String payload , Type resolv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.Jsonb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.toJson( Object payload , Type resolv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bMessageConverter.fromJson( Reader reader , Type resolv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.JsonbMessageConverter( Jsonb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MessageConverter.setJsonb( Jsonb json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bMessageConverter.JsonbMessageConverter( Jsonb json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bMessageConverter.getJson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